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4d1f"/>
    </style:style>
    <style:style style:name="T1" style:family="text">
      <style:text-properties officeooo:rsid="001a4d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2005169::Ipsita Acharya</text:span></text:p>
      <text:p text:style-name="P1"/>
      <text:p text:style-name="P1">"Enter the number of processes: "</text:p>
      <text:p text:style-name="Standard">read n</text:p>
      <text:p text:style-name="Standard">for ((i=0; i&lt;$n; i++))</text:p>
      <text:p text:style-name="Standard">do</text:p>
      <text:p text:style-name="Standard">echo -n "Enter Process Id: "</text:p>
      <text:p text:style-name="Standard">read pid[$i]</text:p>
      <text:p text:style-name="Standard">echo -n "Enter arrival time: "</text:p>
      <text:p text:style-name="Standard">read at[$i]</text:p>
      <text:p text:style-name="Standard">echo -n "Enter burst time: "</text:p>
      <text:p text:style-name="Standard">read bt[$i]</text:p>
      <text:p text:style-name="Standard">done</text:p>
      <text:p text:style-name="Standard"><text:s text:c="8"/>for ((i = 0; i&lt;$n; i++))</text:p>
      <text:p text:style-name="Standard"><text:s text:c="8"/>do</text:p>
      <text:p text:style-name="Standard"/>
      <text:p text:style-name="Standard"><text:s text:c="12"/>for((j = 0; j&lt;`expr $n - $i - 1`; j++))</text:p>
      <text:p text:style-name="Standard"><text:s text:c="12"/>do</text:p>
      <text:p text:style-name="Standard"/>
      <text:p text:style-name="Standard"><text:s text:c="16"/>if [ ${at[j]} -gt ${at[$((j+1))]} ]</text:p>
      <text:p text:style-name="Standard"><text:s text:c="16"/>then</text:p>
      <text:p text:style-name="Standard"><text:s text:c="20"/>temp=${at[j]}</text:p>
      <text:p text:style-name="Standard"><text:s text:c="20"/>at[$j]=${at[$((j+1))]}</text:p>
      <text:p text:style-name="Standard"><text:s text:c="20"/>at[$((j+1))]=$temp</text:p>
      <text:p text:style-name="Standard"><text:s text:c="20"/>temp=${bt[j]}</text:p>
      <text:p text:style-name="Standard"><text:s text:c="20"/>bt[$j]=${bt[$((j+1))]}</text:p>
      <text:p text:style-name="Standard"><text:s text:c="20"/>bt[$((j+1))]=$temp</text:p>
      <text:p text:style-name="Standard"><text:s text:c="20"/>temp=${pid[j]}</text:p>
      <text:p text:style-name="Standard"><text:s text:c="20"/>pid[$j]=${pid[$((j+1))]}</text:p>
      <text:p text:style-name="Standard"><text:s text:c="20"/>pid[$((j+1))]=$temp</text:p>
      <text:p text:style-name="Standard"><text:s text:c="16"/>elif [ ${at[j]} -eq ${at[$((j+1))]} ]</text:p>
      <text:p text:style-name="Standard"><text:s text:c="16"/>then</text:p>
      <text:p text:style-name="Standard"><text:s text:c="24"/>if [ ${pid[j]} -eq ${pid[$((j+1))]} ]</text:p>
      <text:p text:style-name="Standard"><text:s text:c="24"/>then</text:p>
      <text:p text:style-name="Standard"><text:s text:c="28"/>temp=${at[j]}</text:p>
      <text:p text:style-name="Standard"><text:s text:c="28"/>at[$j]=${at[$((j+1))]}</text:p>
      <text:p text:style-name="Standard"><text:s text:c="28"/>at[$((j+1))]=$temp</text:p>
      <text:p text:style-name="Standard"><text:s text:c="28"/>temp=${bt[j]}</text:p>
      <text:p text:style-name="Standard"><text:s text:c="28"/>bt[$j]=${bt[$((j+1))]}</text:p>
      <text:p text:style-name="Standard"><text:s text:c="28"/>bt[$((j+1))]=$temp</text:p>
      <text:p text:style-name="Standard"><text:s text:c="28"/>temp=${pid[j]}</text:p>
      <text:p text:style-name="Standard"><text:s text:c="28"/>pid[$j]=${pid[$((j+1))]}</text:p>
      <text:p text:style-name="Standard"><text:s text:c="28"/>pid[$((j+1))]=$temp</text:p>
      <text:p text:style-name="Standard"><text:s text:c="24"/>fi</text:p>
      <text:p text:style-name="Standard"><text:s text:c="16"/>fi</text:p>
      <text:p text:style-name="Standard"><text:s text:c="12"/>done</text:p>
      <text:p text:style-name="Standard"><text:s text:c="8"/>done</text:p>
      <text:p text:style-name="Standard"><text:s text:c="8"/>st[0]=0</text:p>
      <text:p text:style-name="Standard"><text:s text:c="8"/>wt[0]=0</text:p>
      <text:p text:style-name="Standard"><text:s text:c="8"/>for ((i=1; i&lt;$n; i++))</text:p>
      <text:p text:style-name="Standard"><text:s text:c="8"/>do</text:p>
      <text:p text:style-name="Standard"><text:s text:c="16"/>st[$i]=`expr ${st[$((i-1))]} + ${bt[$((i-1))]} `</text:p>
      <text:p text:style-name="Standard"><text:soft-page-break/><text:s text:c="16"/>wt[$i]=`expr ${st[$((i-1))]} - ${at[$((i-1))]}`</text:p>
      <text:p text:style-name="Standard"><text:s text:c="16"/>if [ ${wt[$i]} -lt 0 ]</text:p>
      <text:p text:style-name="Standard"><text:s text:c="16"/>then</text:p>
      <text:p text:style-name="Standard"><text:s text:c="24"/>wt[$i]=0</text:p>
      <text:p text:style-name="Standard"><text:s text:c="16"/>fi</text:p>
      <text:p text:style-name="Standard">done</text:p>
      <text:p text:style-name="Standard"><text:s text:c="8"/>for ((i=0; i&lt;$n; i++))</text:p>
      <text:p text:style-name="Standard"><text:s text:c="8"/>do</text:p>
      <text:p text:style-name="Standard"><text:s text:c="16"/>tat[$i]=`expr ${wt[$i]} + ${bt[$i]}`</text:p>
      <text:p text:style-name="Standard"><text:s text:c="8"/>done</text:p>
      <text:p text:style-name="Standard"/>
      <text:p text:style-name="Standard"><text:s text:c="8"/>tot_wt=0</text:p>
      <text:p text:style-name="Standard"><text:s text:c="8"/>tot_tat=0</text:p>
      <text:p text:style-name="Standard"><text:s text:c="8"/>echo <text:s/>"Process Id" "Burst time" "Arrival time" "Waiting time" "Turn around time" "Completion time"</text:p>
      <text:p text:style-name="Standard"><text:s text:c="8"/>for ((i=0; i&lt;$n; i++))</text:p>
      <text:p text:style-name="Standard"><text:s text:c="8"/>do</text:p>
      <text:p text:style-name="Standard"><text:s text:c="16"/>tot_wt=`expr $tot_wt + ${wt[$i]}`</text:p>
      <text:p text:style-name="Standard"><text:s text:c="16"/>tot_tat=`expr ${tat[$i]} + $tot_tat`</text:p>
      <text:p text:style-name="Standard"><text:s text:c="16"/>ct=`expr ${at[$i]} + ${tat[$i]}`</text:p>
      <text:p text:style-name="Standard"><text:s text:c="16"/>printf ${pid[$i]} ${bt[$i]} ${at[$i]} ${wt[$i]} ${tat[$i]} $ct</text:p>
      <text:p text:style-name="Standard"><text:s text:c="16"/>echo "${bt[$i]} <text:s text:c="4"/>${at[$i]} <text:s text:c="4"/>${wt[$i]} <text:s text:c="6"/>${tat[$i]} <text:s text:c="8"/>$ct"</text:p>
      <text:p text:style-name="Standard"><text:s text:c="8"/>done</text:p>
      <text:p text:style-name="Standard"><text:s text:c="8"/>avgwt=`echo "scale=3; $total_wt / $n" | bc`</text:p>
      <text:p text:style-name="Standard"><text:s text:c="8"/>echo -n "Average waiting time ="</text:p>
      <text:p text:style-name="Standard"><text:s text:c="8"/>echo '%.3f\\n "$(($total_wt / $n))"'</text:p>
      <text:p text:style-name="Standard"><text:s text:c="8"/>avgtat=`echo "scale=3; $total_tat / $n" | bc`</text:p>
      <text:p text:style-name="Standard"><text:s text:c="8"/>echo -n "Average turn around time ="</text:p>
      <text:p text:style-name="Standard"><text:s text:c="8"/>echo '%.3f\\n "$(($total_tat / $n))"'</text:p>
      <text:p text:style-name="Standard"/>
      <text:p text:style-name="Standard"><text:s text:c="8"/>for ((i=0; i&lt;8*n+n+1; i++))</text:p>
      <text:p text:style-name="Standard"><text:s text:c="8"/>do</text:p>
      <text:p text:style-name="Standard"><text:s text:c="16"/>echo -n "-"</text:p>
      <text:p text:style-name="Standard"><text:s text:c="16"/>done</text:p>
      <text:p text:style-name="Standard"><text:s text:c="16"/>echo ""</text:p>
      <text:p text:style-name="Standard"/>
      <text:p text:style-name="Standard"><text:s text:c="8"/>for ((i=0; i&lt;$n; i++))</text:p>
      <text:p text:style-name="Standard"><text:s text:c="8"/>do</text:p>
      <text:p text:style-name="Standard"><text:s text:c="16"/>echo -n "| <text:s text:c="2"/>"</text:p>
      <text:p text:style-name="Standard"><text:s text:c="16"/>echo -n "P${pid[$i]}"</text:p>
      <text:p text:style-name="Standard"><text:s text:c="16"/>echo -n " <text:s text:c="2"/>"</text:p>
      <text:p text:style-name="Standard"><text:s text:c="8"/>done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3:08:51.156475048</meta:creation-date>
    <dc:date>2022-04-19T13:19:01.165826499</dc:date>
    <meta:editing-duration>PT6M28S</meta:editing-duration>
    <meta:editing-cycles>1</meta:editing-cycles>
    <meta:document-statistic meta:table-count="0" meta:image-count="0" meta:object-count="0" meta:page-count="2" meta:paragraph-count="87" meta:word-count="249" meta:character-count="2841" meta:non-whitespace-character-count="1519"/>
    <meta:generator>LibreOffice/6.4.7.2$Linux_X86_64 LibreOffice_project/40$Build-2</meta:generator>
  </office:meta>
</office:document-meta>
</file>